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yFront4Solan3" svg:font-family="myFront4Solan3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yFront4Solan3" fo:font-size="16pt" fo:language="en" fo:country="US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/>
      <text:p text:style-name="P1"><text:s/>q w e r t y u I o p </text:p>
      <text:p text:style-name="P1"><text:s/>a s d f g h j k l</text:p>
      <text:p text:style-name="P1"><text:s/>z x c v b n m </text:p>
      <text:p text:style-name="P1"><text:s/>Q W E R T Y U I O P</text:p>
      <text:p text:style-name="P1"><text:s/>A S D F G H J K L</text:p>
      <text:p text:style-name="P1"><text:s/>Z X C V B N M </text:p>
      <text:p text:style-name="P1"><text:s/>1 2 3 4 5 6 7 8 9 0 </text:p>
      <text:p text:style-name="P1"><text:s/># $ % &amp; * ( ) '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yFront4Solan3" svg:font-family="myFront4Solan3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06T18:27:46.61</meta:creation-date>
    <dc:date>2016-05-06T19:02:48.67</dc:date>
    <meta:editing-duration>PT19M4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9" meta:word-count="70" meta:character-count="145"/>
  </office:meta>
</office:document-meta>
</file>